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2CD24BB6759A60D3.png" manifest:media-type="image/png"/>
  <manifest:file-entry manifest:full-path="Pictures/10000000000000E1000000E110F2C7D0FD3F30D2.png" manifest:media-type="image/png"/>
  <manifest:file-entry manifest:full-path="Pictures/10000000000000E1000000E1AB1561D1B4B0A7C1.png" manifest:media-type="image/png"/>
  <manifest:file-entry manifest:full-path="Pictures/10000000000000E1000000E13AD4ACFE36ACEF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Script" svg:font-family="'Segoe Script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ff3333" draw:marker-start-width="0.439cm" draw:marker-end-width="0.439cm" draw:fill="none" draw:textarea-vertical-align="middle" fo:padding-top="0.205cm" fo:padding-bottom="0.205cm" fo:padding-left="0.33cm" fo:padding-right="0.33cm"/>
    </style:style>
    <style:style style:name="gr4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3.4cm" svg:height="3.4cm" svg:x="0.853cm" svg:y="0.809cm">
          <draw:image xlink:href="Pictures/10000000000000E1000000E12CD24BB6759A60D3.png" xlink:type="simple" xlink:show="embed" xlink:actuate="onLoad">
            <text:p/>
          </draw:image>
        </draw:frame>
      </draw:page>
      <draw:page draw:name="page2" draw:style-name="dp1" draw:master-page-name="Predefinito">
        <draw:frame draw:style-name="gr2" draw:text-style-name="P2" draw:layer="layout" svg:width="3.4cm" svg:height="3.4cm" svg:x="0.853cm" svg:y="0.856cm">
          <draw:image xlink:href="Pictures/10000000000000E1000000E110F2C7D0FD3F30D2.png" xlink:type="simple" xlink:show="embed" xlink:actuate="onLoad">
            <text:p/>
          </draw:image>
        </draw:frame>
        <draw:line draw:style-name="gr3" draw:text-style-name="P1" draw:layer="layout" svg:x1="1.004cm" svg:y1="4.309cm" svg:x2="4.104cm" svg:y2="0.809cm">
          <text:p/>
        </draw:line>
        <draw:line draw:style-name="gr4" draw:text-style-name="P1" draw:layer="layout" svg:x1="1.004cm" svg:y1="0.809cm" svg:x2="4.104cm" svg:y2="4.309cm">
          <text:p/>
        </draw:line>
      </draw:page>
      <draw:page draw:name="page3" draw:style-name="dp1" draw:master-page-name="Predefinito">
        <draw:frame draw:style-name="gr1" draw:text-style-name="P1" draw:layer="layout" svg:width="3.327cm" svg:height="3.327cm" svg:x="0.89cm" svg:y="0.809cm">
          <draw:image xlink:href="Pictures/10000000000000E1000000E1AB1561D1B4B0A7C1.png" xlink:type="simple" xlink:show="embed" xlink:actuate="onLoad">
            <text:p/>
          </draw:image>
        </draw:frame>
      </draw:page>
      <draw:page draw:name="page4" draw:style-name="dp1" draw:master-page-name="Predefinito">
        <draw:frame draw:style-name="gr2" draw:text-style-name="P2" draw:layer="layout" svg:width="3.33cm" svg:height="3.33cm" svg:x="0.888cm" svg:y="0.879cm">
          <draw:image xlink:href="Pictures/10000000000000E1000000E13AD4ACFE36ACEF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Script" svg:font-family="'Segoe Script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9cm" fo:margin-bottom="0.196cm" fo:margin-left="0.404cm" fo:margin-right="0.298cm" fo:page-width="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2T07:51:02.487000000</meta:creation-date>
    <dc:date>2020-11-17T12:02:29.650000000</dc:date>
    <meta:editing-duration>PT45M8S</meta:editing-duration>
    <meta:editing-cycles>5</meta:editing-cycles>
    <meta:generator>LibreOffice/5.0.4.2$Windows_x86 LibreOffice_project/2b9802c1994aa0b7dc6079e128979269cf95bc78</meta:generator>
    <meta:document-statistic meta:object-count="6"/>
  </office:meta>
</office:document-meta>
</file>